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99ffff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7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56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27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8"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30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" table:formula="of:=SUM([.H4:.H29])" office:value-type="float" office:value="39200" calcext:value-type="float">
            <text:p>39200</text:p>
          </table:table-cell>
          <table:table-cell table:style-name="ce16"/>
          <table:table-cell table:style-name="ce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4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4:.H59])" office:value-type="float" office:value="35100" calcext:value-type="float">
            <text:p>35100</text:p>
          </table:table-cell>
          <table:table-cell table:style-name="ce1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55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47:.D147];[.F147])" office:value-type="float" office:value="1458.5347985348" calcext:value-type="float">
            <text:p>1458.534798534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3"/>
        </table:table-row>
        <table:table-row table:style-name="ro3">
          <table:table-cell table:style-name="ce2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"/>
          <table:table-cell table:style-name="ce2" table:formula="of:=SUM([.B3:.F3])" office:value-type="float" office:value="58800" calcext:value-type="float">
            <text:p>58800</text:p>
          </table:table-cell>
          <table:table-cell table:number-columns-repeated="4"/>
          <table:table-cell office:value-type="float" office:value="-1800" calcext:value-type="float">
            <text:p>-1800</text:p>
          </table:table-cell>
        </table:table-row>
        <table:table-row table:style-name="ro3">
          <table:table-cell table:number-columns-repeated="7"/>
          <table:table-cell table:formula="of:=SUM([.B30];[.C30];[.F30])" office:value-type="float" office:value="1595.82608695652" calcext:value-type="float">
            <text:p>1595.8260869565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56"/>
          <table:table-cell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float" office:value="40000" calcext:value-type="float">
            <text:p>40000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30];[.C30];[.F30])" office:value-type="float" office:value="1595.82608695652" calcext:value-type="float">
            <text:p>1595.8260869565</text:p>
          </table:table-cell>
          <table:table-cell office:value-type="string" calcext:value-type="string">
            <text:p>Հասմիկ Դ․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table:number-columns-repeated="2"/>
          <table:table-cell table:style-name="ce8"/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E30])" office:value-type="float" office:value="2041.65942028985" calcext:value-type="float">
            <text:p>2041.6594202899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1100" calcext:value-type="float">
            <text:p>11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904.521739130435" calcext:value-type="float">
            <text:p>904.5217391304</text:p>
          </table:table-cell>
          <table:table-cell table:style-name="ce30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table:number-columns-repeated="2"/>
          <table:table-cell table:style-name="ce2"/>
          <table:table-cell/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" table:formula="of:=SUM([.H4:.H29])" office:value-type="float" office:value="57908.3333333333" calcext:value-type="float">
            <text:p>57908.3333333333</text:p>
          </table:table-cell>
          <table:table-cell table:style-name="ce16"/>
          <table:table-cell table:formula="of:=SUM([.J5:.J29])" office:value-type="float" office:value="192100" calcext:value-type="float">
            <text:p>192100</text:p>
          </table:table-cell>
          <table:table-cell/>
          <table:table-cell table:style-name="ce2" table:formula="of:=SUM([.L4:.L28])" office:value-type="float" office:value="176000" calcext:value-type="float">
            <text:p>176000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formula="of:=[.L30]-[.J30]" office:value-type="float" office:value="-16100" calcext:value-type="float">
            <text:p>-161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2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"/>
          <table:table-cell table:style-name="ce2" table:formula="of:=SUM([.B33:.F33])" office:value-type="float" office:value="55400" calcext:value-type="float">
            <text:p>554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0];[.C60];[.F60])" office:value-type="float" office:value="1448.73188405797" calcext:value-type="float">
            <text:p>1448.731884058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];[.C60];[.F60])" office:value-type="float" office:value="1448.73188405797" calcext:value-type="float">
            <text:p>1448.731884058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E60])" office:value-type="float" office:value="1902.30566534914" calcext:value-type="float">
            <text:p>1902.3056653492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4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" table:formula="of:=SUM([.H34:.H59])" office:value-type="float" office:value="54974.2753623188" calcext:value-type="float">
            <text:p>54974.2753623188</text:p>
          </table:table-cell>
          <table:table-cell table:style-name="ce1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11:20:31.798403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2-17T12:13:43.058915811</dc:date>
    <meta:editing-duration>P13DT4H26M49S</meta:editing-duration>
    <meta:editing-cycles>3659</meta:editing-cycles>
    <meta:generator>LibreOffice/4.2.8.2$Linux_X86_64 LibreOffice_project/420m0$Build-2</meta:generator>
    <meta:document-statistic meta:table-count="23" meta:cell-count="10923" meta:object-count="0"/>
  </office:meta>
</office:document-meta>
</file>